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5.1201in"/>
    </style:style>
    <style:style style:name="TableColumn4" style:family="table-column">
      <style:table-column-properties style:column-width="1.1409in"/>
    </style:style>
    <style:style style:name="Table2" style:family="table">
      <style:table-properties style:width="6.261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Heading2" style:family="paragraph">
      <style:paragraph-properties fo:text-align="center"/>
      <style:text-properties fo:font-weight="normal" style:font-weight-asian="normal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/>
      <style:text-properties style:font-size-complex="12pt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/>
      <style:text-properties style:font-size-complex="12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26" style:parent-style-name="DefaultParagraphFont" style:family="text">
      <style:text-properties fo:background-color="#FFFFFF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Heading2" style:family="paragraph">
      <style:paragraph-properties fo:text-align="center"/>
      <style:text-properties fo:font-weight="normal" style:font-weight-asian="normal" fo:font-size="12pt" style:font-size-asian="12pt" style:font-size-complex="12pt" fo:background-color="#FFFFFF"/>
    </style:style>
    <style:style style:name="TableRow29" style:family="table-row">
      <style:table-row-properties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Heading3" style:family="paragraph">
      <style:paragraph-properties fo:text-align="center"/>
      <style:text-properties fo:font-weight="normal" style:font-weight-asian="normal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Heading3" style:family="paragraph">
      <style:paragraph-properties fo:text-align="center"/>
      <style:text-properties fo:font-weight="normal" style:font-weight-asian="normal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Heading3" style:family="paragraph">
      <style:paragraph-properties fo:text-align="center"/>
      <style:text-properties fo:font-weight="normal" style:font-weight-asian="normal"/>
    </style:style>
    <style:style style:name="TableRow41" style:family="table-row">
      <style:table-row-properties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Heading3" style:family="paragraph">
      <style:paragraph-properties fo:text-align="center"/>
      <style:text-properties fo:font-weight="normal" style:font-weight-asian="normal"/>
    </style:style>
    <style:style style:name="TableRow45" style:family="table-row">
      <style:table-row-properties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Heading3" style:family="paragraph">
      <style:paragraph-properties fo:text-align="center"/>
      <style:text-properties fo:font-weight="normal" style:font-weight-asian="normal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Heading3" style:family="paragraph">
      <style:paragraph-properties fo:text-align="center"/>
      <style:text-properties fo:font-weight="normal" style:font-weight-asian="normal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/>
      <style:text-properties style:font-size-complex="12pt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/>
      <style:text-properties style:font-size-complex="12pt"/>
    </style:style>
    <style:style style:name="TableRow61" style:family="table-row">
      <style:table-row-properties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Heading2" style:family="paragraph">
      <style:paragraph-properties fo:text-align="center"/>
      <style:text-properties fo:font-weight="normal" style:font-weight-asian="normal" fo:font-size="12pt" style:font-size-asian="12pt" style:font-size-complex="12pt"/>
    </style:style>
    <style:style style:name="TableRow65" style:family="table-row">
      <style:table-row-properties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67" style:parent-style-name="Hyperlink" style:family="text">
      <style:text-properties style:font-weight-complex="bold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Heading3" style:family="paragraph">
      <style:paragraph-properties fo:text-align="center"/>
      <style:text-properties fo:font-weight="normal" style:font-weight-asian="normal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T72" style:parent-style-name="Hyperlink" style:family="text">
      <style:text-properties style:font-weight-complex="bold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Heading3" style:family="paragraph">
      <style:paragraph-properties fo:text-align="center"/>
      <style:text-properties fo:font-weight="normal" style:font-weight-asian="normal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T77" style:parent-style-name="Hyperlink" style:family="text">
      <style:text-properties style:font-weight-complex="bold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Heading3" style:family="paragraph">
      <style:paragraph-properties fo:text-align="center"/>
      <style:text-properties fo:font-weight="normal" style:font-weight-asian="normal"/>
    </style:style>
    <style:style style:name="TableRow80" style:family="table-row">
      <style:table-row-properties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Heading3" style:family="paragraph">
      <style:paragraph-properties fo:text-align="center"/>
      <style:text-properties fo:font-weight="normal" style:font-weight-asian="normal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style:font-size-complex="12pt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T90" style:parent-style-name="DefaultParagraphFont" style:family="text">
      <style:text-properties fo:font-weight="normal" style:font-weight-asian="normal"/>
    </style:style>
    <style:style style:name="T91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92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93" style:parent-style-name="DefaultParagraphFont" style:family="text">
      <style:text-properties fo:font-weight="normal" style:font-weight-asian="normal" fo:font-size="11pt" style:font-size-asian="11pt" style:font-size-complex="11pt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Heading3" style:family="paragraph">
      <style:paragraph-properties fo:text-align="center"/>
      <style:text-properties fo:font-weight="normal" style:font-weight-asian="normal"/>
    </style:style>
    <style:style style:name="TableRow96" style:family="table-row">
      <style:table-row-properties/>
    </style:style>
    <style:style style:name="TableCell97" style:family="table-cell">
      <style:table-cell-properties fo:border="none" style:writing-mode="lr-tb" fo:padding-top="0in" fo:padding-left="0.075in" fo:padding-bottom="0in" fo:padding-right="0.075in"/>
    </style:style>
    <style:style style:name="P98" style:parent-style-name="Normal" style:family="paragraph">
      <style:text-properties fo:font-weight="bold" style:font-weight-asian="bold" style:font-weight-complex="bold"/>
    </style:style>
    <style:style style:name="TableCell99" style:family="table-cell">
      <style:table-cell-properties fo:border="none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/>
      <style:text-properties style:font-size-complex="12pt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" style:parent-style-name="Heading2" style:family="paragraph">
      <style:paragraph-properties fo:text-align="center"/>
      <style:text-properties fo:font-weight="normal" style:font-weight-asian="normal" fo:font-size="12pt" style:font-size-asian="12pt" style:font-size-complex="12pt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top="0.1666in"/>
    </style:style>
    <style:style style:name="T108" style:parent-style-name="Hyperlink" style:family="text">
      <style:text-properties style:font-name-asian="Times New Roman" fo:font-weight="bold" style:font-weight-asian="bold" style:font-size-complex="12pt"/>
    </style:style>
    <style:style style:name="T109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top="0.1666in"/>
    </style:style>
    <style:style style:name="T115" style:parent-style-name="Hyperlink" style:family="text">
      <style:text-properties style:font-name-asian="Times New Roman" fo:font-weight="bold" style:font-weight-asian="bold" style:font-size-complex="12pt"/>
    </style:style>
    <style:style style:name="T116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top="0.1666in"/>
    </style:style>
    <style:style style:name="T122" style:parent-style-name="Hyperlink" style:family="text">
      <style:text-properties style:font-name-asian="Times New Roman" fo:font-weight="bold" style:font-weight-asian="bold" style:font-size-complex="12pt"/>
    </style:style>
    <style:style style:name="T123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top="0.1666in"/>
    </style:style>
    <style:style style:name="T129" style:parent-style-name="Hyperlink" style:family="text">
      <style:text-properties style:font-name-asian="Times New Roman" fo:font-weight="bold" style:font-weight-asian="bold" style:font-size-complex="12pt"/>
    </style:style>
    <style:style style:name="T130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top="0.1666in"/>
    </style:style>
    <style:style style:name="T136" style:parent-style-name="Hyperlink" style:family="text">
      <style:text-properties style:font-name-asian="Times New Roman" fo:font-weight="bold" style:font-weight-asian="bold" style:font-size-complex="12pt"/>
    </style:style>
    <style:style style:name="T137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top="0.1666in"/>
    </style:style>
    <style:style style:name="T143" style:parent-style-name="Hyperlink" style:family="text">
      <style:text-properties style:font-name-asian="Times New Roman" fo:font-weight="bold" style:font-weight-asian="bold" style:font-size-complex="12pt"/>
    </style:style>
    <style:style style:name="T144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1666in"/>
    </style:style>
    <style:style style:name="T150" style:parent-style-name="Hyperlink" style:family="text">
      <style:text-properties style:font-name-asian="Times New Roman" fo:font-weight="bold" style:font-weight-asian="bold" style:font-size-complex="12pt"/>
    </style:style>
    <style:style style:name="T151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top="0.1666in"/>
    </style:style>
    <style:style style:name="T157" style:parent-style-name="Hyperlink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top="0.1666in"/>
    </style:style>
    <style:style style:name="T164" style:parent-style-name="Hyperlink" style:family="text">
      <style:text-properties style:font-name-asian="Times New Roman" fo:font-weight="bold" style:font-weight-asian="bold" style:font-size-complex="12pt"/>
    </style:style>
    <style:style style:name="T165" style:parent-style-name="DefaultParagraphFont" style:family="text">
      <style:text-properties style:font-name-asian="Times New Roman" fo:font-weight="bold" style:font-weight-asian="bold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top="0.1666in"/>
      <style:text-properties style:font-weight-complex="bold" style:font-size-complex="12pt"/>
    </style:style>
    <style:style style:name="TableRow168" style:family="table-row">
      <style:table-row-properties/>
    </style:style>
    <style:style style:name="TableCell1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/>
      <style:text-properties style:font-weight-complex="bold" style:font-size-complex="12pt"/>
    </style:style>
    <style:style style:name="TableRow172" style:family="table-row">
      <style:table-row-properties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Heading2" style:family="paragraph">
      <style:paragraph-properties fo:text-align="center"/>
      <style:text-properties fo:font-weight="normal" style:font-weight-asian="normal" fo:font-size="12pt" style:font-size-asian="12pt" style:font-size-complex="12pt"/>
    </style:style>
    <style:style style:name="TableRow176" style:family="table-row">
      <style:table-row-properties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Heading3" style:family="paragraph">
      <style:paragraph-properties fo:text-align="center"/>
      <style:text-properties fo:font-weight="normal" style:font-weight-asian="normal"/>
    </style:style>
    <style:style style:name="TableRow180" style:family="table-row">
      <style:table-row-properties/>
    </style:style>
    <style:style style:name="TableCell181" style:family="table-cell">
      <style:table-cell-properties fo:border="none" style:writing-mode="lr-tb" fo:padding-top="0in" fo:padding-left="0.075in" fo:padding-bottom="0in" fo:padding-right="0.075in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/>
    </style:style>
    <style:style style:name="T184" style:parent-style-name="DefaultParagraphFont" style:family="text">
      <style:text-properties style:font-weight-complex="bold" style:font-size-complex="12pt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fo:padding-top="0in" fo:padding-left="0.075in" fo:padding-bottom="0in" fo:padding-right="0.075in"/>
    </style:style>
    <style:style style:name="T187" style:parent-style-name="DefaultParagraphFont" style:family="text">
      <style:text-properties style:font-size-complex="12pt"/>
    </style:style>
    <style:style style:name="T188" style:parent-style-name="DefaultParagraphFont" style:family="text">
      <style:text-properties style:font-size-complex="12pt"/>
    </style:style>
    <style:style style:name="T189" style:parent-style-name="Hyperlink" style:family="text">
      <style:text-properties style:font-size-complex="12pt"/>
    </style:style>
    <style:style style:name="T190" style:parent-style-name="DefaultParagraphFont" style:family="text">
      <style:text-properties style:font-size-complex="12pt"/>
    </style:style>
    <style:style style:name="TableCell191" style:family="table-cell">
      <style:table-cell-properties fo:border="non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/>
    </style:style>
    <style:style style:name="T193" style:parent-style-name="DefaultParagraphFont" style:family="text">
      <style:text-properties style:font-weight-complex="bold" style:font-size-complex="12pt"/>
    </style:style>
    <style:style style:name="TableRow194" style:family="table-row">
      <style:table-row-properties/>
    </style:style>
    <style:style style:name="TableCell195" style:family="table-cell">
      <style:table-cell-properties fo:border="none" style:writing-mode="lr-tb" fo:padding-top="0in" fo:padding-left="0.075in" fo:padding-bottom="0in" fo:padding-right="0.075in"/>
    </style:style>
    <style:style style:name="TableCell196" style:family="table-cell">
      <style:table-cell-properties fo:border="none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/>
      <style:text-properties style:font-weight-complex="bold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Heading2" style:family="paragraph">
      <style:paragraph-properties fo:text-align="center"/>
      <style:text-properties fo:font-weight="normal" style:font-weight-asian="normal" style:font-weight-complex="bold" fo:font-size="12pt" style:font-size-asian="12pt" style:font-size-complex="12pt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TableCell204" style:family="table-cell">
      <style:table-cell-properties fo:border="none" style:writing-mode="lr-tb" fo:padding-top="0in" fo:padding-left="0.075in" fo:padding-bottom="0in" fo:padding-right="0.075in"/>
    </style:style>
    <style:style style:name="P205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fo:padding-top="0in" fo:padding-left="0.075in" fo:padding-bottom="0in" fo:padding-right="0.075in"/>
    </style:style>
    <style:style style:name="TableCell208" style:family="table-cell">
      <style:table-cell-properties fo:border="none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/>
      <style:text-properties style:font-weight-complex="bold" style:font-size-complex="12pt"/>
    </style:style>
    <style:style style:name="TableRow210" style:family="table-row">
      <style:table-row-properties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TableRow214" style:family="table-row">
      <style:table-row-properties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TableCell216" style:family="table-cell">
      <style:table-cell-properties fo:border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style:font-weight-complex="bold" style:font-size-complex="12pt"/>
    </style:style>
    <style:style style:name="TableRow218" style:family="table-row">
      <style:table-row-properties/>
    </style:style>
    <style:style style:name="TableCell219" style:family="table-cell">
      <style:table-cell-properties fo:border="none" style:writing-mode="lr-tb" fo:padding-top="0in" fo:padding-left="0.075in" fo:padding-bottom="0in" fo:padding-right="0.075in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Heading3" style:family="paragraph">
      <style:paragraph-properties fo:text-align="center"/>
      <style:text-properties fo:font-weight="normal" style:font-weight-asian="normal" style:font-weight-complex="bold"/>
    </style:style>
    <style:style style:name="TableRow222" style:family="table-row">
      <style:table-row-properties/>
    </style:style>
    <style:style style:name="TableCell223" style:family="table-cell">
      <style:table-cell-properties fo:border="none" style:writing-mode="lr-tb" fo:padding-top="0in" fo:padding-left="0.075in" fo:padding-bottom="0in" fo:padding-right="0.075in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/>
      <style:text-properties style:font-weight-complex="bold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text-align="center"/>
      <style:text-properties style:font-weight-complex="bold" style:font-size-complex="12pt"/>
    </style:style>
    <style:style style:name="TableRow230" style:family="table-row">
      <style:table-row-properties/>
    </style:style>
    <style:style style:name="TableCell231" style:family="table-cell">
      <style:table-cell-properties fo:border="none" style:writing-mode="lr-tb" fo:padding-top="0in" fo:padding-left="0.075in" fo:padding-bottom="0in" fo:padding-right="0.075in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/>
      <style:text-properties style:font-weight-complex="bold" style:font-size-complex="12pt"/>
    </style:style>
    <style:style style:name="TableRow234" style:family="table-row">
      <style:table-row-properties/>
    </style:style>
    <style:style style:name="TableCell235" style:family="table-cell">
      <style:table-cell-properties fo:border="none" style:writing-mode="lr-tb" fo:padding-top="0in" fo:padding-left="0.075in" fo:padding-bottom="0in" fo:padding-right="0.075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/>
      <style:text-properties style:font-weight-complex="bold" style:font-size-complex="12pt"/>
    </style:style>
    <style:style style:name="TableRow238" style:family="table-row">
      <style:table-row-properties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/>
      <style:text-properties style:font-size-complex="12pt"/>
    </style:style>
  </office:automatic-styles>
  <office:body>
    <office:text text:use-soft-page-breaks="true">
      <text:h text:style-name="P1" text:outline-level="1">Electronic resources available to NHS staff in England</text:h>
      <text:p text:style-name="Normal">Provided by Health Education England and NICE</text:p>
      <text:p text:style-name="Normal"/>
      <text:p text:style-name="Normal">Access for NHS OpenAthens organisations and OpenAthens higher education institutions (HEI) is indicated.</text:p>
      <text:p text:style-name="Normal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Resource</text:p>
          </table:table-cell>
          <table:table-cell table:style-name="TableCell9">
            <text:p text:style-name="P10">OpenAthens</text:p>
            <text:p text:style-name="P11">Access</text:p>
          </table:table-cell>
        </table:table-row>
        <table:table-row table:style-name="TableRow12">
          <table:table-cell table:style-name="TableCell13">
            <text:h text:style-name="Heading2" text:outline-level="2"><text:a xlink:href="https://search.ebscohost.com/login.aspx?authtype=guest&amp;custid=ns124040&amp;groupid=main&amp;profile=hee_eds" office:target-frame-name="_top" xlink:show="replace"><text:span text:style-name="Hyperlink">NHS Knowledge and Library Hub</text:span></text:a></text:h>
          </table:table-cell>
          <table:table-cell table:style-name="TableCell14">
            <text:h text:style-name="P15" text:outline-level="2">NHS/HEI</text:h>
          </table:table-cell>
        </table:table-row>
        <table:table-row table:style-name="TableRow16">
          <table:table-cell table:style-name="TableCell17">
            <text:p text:style-name="Normal">Connects NHS staff and learners to high quality knowledge and evidence resources in one<text:s/>plac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Normal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h text:style-name="Heading2" text:outline-level="2"><text:span text:style-name="T26">Clinical decision support resources</text:span></text:h>
          </table:table-cell>
          <table:table-cell table:style-name="TableCell27">
            <text:h text:style-name="P28" text:outline-level="2"/>
          </table:table-cell>
        </table:table-row>
        <table:table-row table:style-name="TableRow29">
          <table:table-cell table:style-name="TableCell30">
            <text:h text:style-name="Heading3" text:outline-level="3"><text:a xlink:href="https://go.openathens.net/redirector/nhs?url=https%3A%2F%2Fbestpractice.bmj.com%2Fsearch" office:target-frame-name="_top" xlink:show="replace"><text:span text:style-name="Hyperlink">BMJ Best Practice</text:span></text:a></text:h>
            <text:p text:style-name="Normal">Actionable knowledge to support decision-making at the point of care</text:p>
          </table:table-cell>
          <table:table-cell table:style-name="TableCell31">
            <text:h text:style-name="P32" text:outline-level="3">NHS/HEI</text:h>
          </table:table-cell>
        </table:table-row>
        <table:table-row table:style-name="TableRow33">
          <table:table-cell table:style-name="TableCell34">
            <text:h text:style-name="Heading3" text:outline-level="3"><text:a xlink:href="https://www.nice.org.uk/guidance?unlid=" office:target-frame-name="_top" xlink:show="replace"><text:span text:style-name="Hyperlink">NICE Guidance</text:span></text:a></text:h>
          </table:table-cell>
          <table:table-cell table:style-name="TableCell35">
            <text:h text:style-name="P36" text:outline-level="3">NHS/HEI</text:h>
          </table:table-cell>
        </table:table-row>
        <table:table-row table:style-name="TableRow37">
          <table:table-cell table:style-name="TableCell38">
            <text:h text:style-name="Heading3" text:outline-level="3"><text:a xlink:href="https://pathways.nice.org.uk/" office:target-frame-name="_top" xlink:show="replace"><text:span text:style-name="Hyperlink">NICE Pathways</text:span></text:a></text:h>
          </table:table-cell>
          <table:table-cell table:style-name="TableCell39">
            <text:h text:style-name="P40" text:outline-level="3">NHS/HEI</text:h>
          </table:table-cell>
        </table:table-row>
        <table:table-row table:style-name="TableRow41">
          <table:table-cell table:style-name="TableCell42">
            <text:h text:style-name="Heading3" text:outline-level="3"><text:a xlink:href="https://bnf.nice.org.uk" office:target-frame-name="_top" xlink:show="replace"><text:span text:style-name="Hyperlink">British National Formulary (BNF)</text:span></text:a></text:h>
          </table:table-cell>
          <table:table-cell table:style-name="TableCell43">
            <text:h text:style-name="P44" text:outline-level="3">NHS/HEI</text:h>
          </table:table-cell>
        </table:table-row>
        <table:table-row table:style-name="TableRow45">
          <table:table-cell table:style-name="TableCell46">
            <text:h text:style-name="Heading3" text:outline-level="3"><text:a xlink:href="https://bnfc.nice.org.uk/" office:target-frame-name="_top" xlink:show="replace"><text:span text:style-name="Hyperlink">British National Formulary for Children (BNFc)</text:span></text:a></text:h>
          </table:table-cell>
          <table:table-cell table:style-name="TableCell47">
            <text:h text:style-name="P48" text:outline-level="3">NHS/HEI</text:h>
          </table:table-cell>
        </table:table-row>
        <table:table-row table:style-name="TableRow49">
          <table:table-cell table:style-name="TableCell50">
            <text:h text:style-name="Heading3" text:outline-level="3"><text:a xlink:href="https://cks.nice.org.uk/" office:target-frame-name="_top" xlink:show="replace"><text:span text:style-name="Hyperlink">Clinical Knowledge Summaries</text:span></text:a></text:h>
          </table:table-cell>
          <table:table-cell table:style-name="TableCell51">
            <text:h text:style-name="P52" text:outline-level="3">NHS/HEI</text:h>
          </table:table-cell>
        </table:table-row>
        <table:table-row table:style-name="TableRow53">
          <table:table-cell table:style-name="TableCell54">
            <text:p text:style-name="Normal">Summaries of the current evidence base and practical guidance on best<text:s/>practice for primary care practitioners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Normal"/>
          </table:table-cell>
          <table:table-cell table:style-name="TableCell59">
            <text:p text:style-name="P60"/>
          </table:table-cell>
        </table:table-row>
        <text:soft-page-break/>
        <table:table-row table:style-name="TableRow61">
          <table:table-cell table:style-name="TableCell62">
            <text:h text:style-name="Heading2" text:outline-level="2">Evidence-based Resources</text:h>
          </table:table-cell>
          <table:table-cell table:style-name="TableCell63">
            <text:h text:style-name="P64" text:outline-level="2"/>
          </table:table-cell>
        </table:table-row>
        <table:table-row table:style-name="TableRow65">
          <table:table-cell table:style-name="TableCell66">
            <text:h text:style-name="Heading3" text:outline-level="3"><text:a xlink:href="https://www.cochranelibrary.com/" office:target-frame-name="_top" xlink:show="replace"><text:span text:style-name="T67">Cochrane Library</text:span></text:a></text:h>
          </table:table-cell>
          <table:table-cell table:style-name="TableCell68">
            <text:h text:style-name="P69" text:outline-level="3">NHS/HEI</text:h>
          </table:table-cell>
        </table:table-row>
        <table:table-row table:style-name="TableRow70">
          <table:table-cell table:style-name="TableCell71">
            <text:h text:style-name="Heading3" text:outline-level="3"><text:a xlink:href="http://www.stemcellevidence.com/" office:target-frame-name="_top" xlink:show="replace"><text:span text:style-name="T72">Stem Cell Evidence Library</text:span></text:a></text:h>
          </table:table-cell>
          <table:table-cell table:style-name="TableCell73">
            <text:h text:style-name="P74" text:outline-level="3">NHS/HEI</text:h>
          </table:table-cell>
        </table:table-row>
        <table:table-row table:style-name="TableRow75">
          <table:table-cell table:style-name="TableCell76">
            <text:h text:style-name="Heading3" text:outline-level="3"><text:a xlink:href="http://www.transfusionevidencelibrary.com/" office:target-frame-name="_top" xlink:show="replace"><text:span text:style-name="T77">Transfusion Evidence Library</text:span></text:a></text:h>
          </table:table-cell>
          <table:table-cell table:style-name="TableCell78">
            <text:h text:style-name="P79" text:outline-level="3">NHS/HEI</text:h>
          </table:table-cell>
        </table:table-row>
        <table:table-row table:style-name="TableRow80">
          <table:table-cell table:style-name="TableCell81">
            <text:h text:style-name="Heading3" text:outline-level="3"><text:a xlink:href="https://www.tripdatabase.com/search" office:target-frame-name="_top" xlink:show="replace"><text:span text:style-name="Hyperlink">TRIP Pro</text:span></text:a></text:h>
          </table:table-cell>
          <table:table-cell table:style-name="TableCell82">
            <text:h text:style-name="P83" text:outline-level="3">NHS</text:h>
          </table:table-cell>
        </table:table-row>
        <table:table-row table:style-name="TableRow84">
          <table:table-cell table:style-name="TableCell85">
            <text:p text:style-name="Normal">A clinical search engine designed to help you find and use high-quality research evidence to<text:s/>support their practice and/or care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h text:style-name="Heading3" text:outline-level="3"><text:a xlink:href="https://go.openathens.net/redirector/nhs?url=https%3A%2F%2Fwww.rmmonline.co.uk%2F" office:target-frame-name="_top" xlink:show="replace"><text:span text:style-name="Hyperlink">Royal Marsden Manual of Clinical Nursing Procedures</text:span></text:a><text:span text:style-name="T90"><text:s/></text:span><text:span text:style-name="T91">(</text:span><text:bookmark-start text:name="_Int_v4HTlJtP"/><text:span text:style-name="T92">from</text:span><text:bookmark-end text:name="_Int_v4HTlJtP"/><text:span text:style-name="T93"><text:s/>1 March 2022)</text:span></text:h>
          </table:table-cell>
          <table:table-cell table:style-name="TableCell94">
            <text:h text:style-name="P95" text:outline-level="3">NHS</text:h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  <table:table-row table:style-name="TableRow101">
          <table:table-cell table:style-name="TableCell102">
            <text:h text:style-name="Heading2" text:outline-level="2">Healthcare Databases</text:h>
          </table:table-cell>
          <table:table-cell table:style-name="TableCell103">
            <text:h text:style-name="P104" text:outline-level="2"/>
          </table:table-cell>
        </table:table-row>
        <table:table-row table:style-name="TableRow105">
          <table:table-cell table:style-name="TableCell106">
            <text:p text:style-name="P107"><text:a xlink:href="https://openathens.ovid.com/OAKeystone/deeplink?idpselect=https://idp.eng,nhs.uk/openathens&amp;entityID=https://idp.eng.nhs.uk/openathens&amp;T=&amp;PAGE=main&amp;D=amed&amp;DBC=y&amp;NEWS=n" office:target-frame-name="_top" xlink:show="replace"><text:span text:style-name="T108">AMED</text:span></text:a><text:span text:style-name="T109"> </text:span>– allied and complementary medicine including palliative care</text:p>
          </table:table-cell>
          <table:table-cell table:style-name="TableCell110">
            <text:p text:style-name="P111">NHS/HEI</text:p>
          </table:table-cell>
        </table:table-row>
        <table:table-row table:style-name="TableRow112">
          <table:table-cell table:style-name="TableCell113">
            <text:p text:style-name="P114"><text:a xlink:href="https://www.proquest.com/britishnursingindex?accountid=145347" office:target-frame-name="_top" xlink:show="replace"><text:span text:style-name="T115">BNI</text:span></text:a><text:span text:style-name="T116"> </text:span>– nursing, midwifery and community healthcare</text:p>
          </table:table-cell>
          <table:table-cell table:style-name="TableCell117">
            <text:p text:style-name="P118">NHS/HEI</text:p>
          </table:table-cell>
        </table:table-row>
        <table:table-row table:style-name="TableRow119">
          <table:table-cell table:style-name="TableCell120">
            <text:p text:style-name="P121"><text:a xlink:href="https://search.ebscohost.com/login.aspx?profile=ehost&amp;defaultdb=cin20&amp;authtype=athens" office:target-frame-name="_top" xlink:show="replace"><text:span text:style-name="T122">CINAHL</text:span></text:a><text:span text:style-name="T123"> </text:span>– nursing and allied health</text:p>
          </table:table-cell>
          <table:table-cell table:style-name="TableCell124">
            <text:p text:style-name="P125">NHS/HEI</text:p>
          </table:table-cell>
        </table:table-row>
        <table:table-row table:style-name="TableRow126">
          <table:table-cell table:style-name="TableCell127">
            <text:p text:style-name="P128"><text:a xlink:href="https://openathens.ovid.com/OAKeystone/deeplink?idpselect=https://idp.eng,nhs.uk/openathens&amp;entityID=https://idp.eng.nhs.uk/openathens&amp;T=&amp;PAGE=main&amp;D=oemezd&amp;DBC=y&amp;NEWS=n" office:target-frame-name="_top" xlink:show="replace"><text:span text:style-name="T129">Embase</text:span></text:a><text:span text:style-name="T130"> </text:span>– biomedical and pharmaceutical literature</text:p>
          </table:table-cell>
          <table:table-cell table:style-name="TableCell131">
            <text:p text:style-name="P132">NHS/HEI</text:p>
          </table:table-cell>
        </table:table-row>
        <table:table-row table:style-name="TableRow133">
          <table:table-cell table:style-name="TableCell134">
            <text:p text:style-name="P135"><text:a xlink:href="https://openathens.ovid.com/OAKeystone/deeplink?idpselect=https://idp.eng,nhs.uk/openathens&amp;entityID=https://idp.eng.nhs.uk/openathens&amp;T=&amp;PAGE=main&amp;D=emcr&amp;DBC=y&amp;NEWS=n" office:target-frame-name="_top" xlink:show="replace"><text:span text:style-name="T136">Emcare</text:span></text:a><text:span text:style-name="T137"> </text:span>– nursing and allied health</text:p>
          </table:table-cell>
          <table:table-cell table:style-name="TableCell138">
            <text:p text:style-name="P139">NHS/HEI</text:p>
          </table:table-cell>
        </table:table-row>
        <table:table-row table:style-name="TableRow140">
          <table:table-cell table:style-name="TableCell141">
            <text:p text:style-name="P142"><text:a xlink:href="https://openathens.ovid.com/OAKeystone/deeplink?idpselect=https://idp.eng,nhs.uk/openathens&amp;entityID=https://idp.eng.nhs.uk/openathens&amp;T=&amp;PAGE=main&amp;D=hmic&amp;DBC=y&amp;NEWS=n" office:target-frame-name="_top" xlink:show="replace"><text:span text:style-name="T143">HMIC</text:span></text:a><text:span text:style-name="T144"><text:s/></text:span>– healthcare management</text:p>
          </table:table-cell>
          <table:table-cell table:style-name="TableCell145">
            <text:p text:style-name="P146">NHS/HEI</text:p>
          </table:table-cell>
        </table:table-row>
        <table:table-row table:style-name="TableRow147">
          <table:table-cell table:style-name="TableCell148">
            <text:p text:style-name="P149"><text:a xlink:href="https://openathens.ovid.com/OAKeystone/deeplink?idpselect=https://idp.eng,nhs.uk/openathens&amp;entityID=https://idp.eng.nhs.uk/openathens&amp;T=&amp;PAGE=main&amp;D=mesz&amp;DBC=y&amp;NEWS=n" office:target-frame-name="_top" xlink:show="replace"><text:span text:style-name="T150">Medline</text:span></text:a><text:span text:style-name="T151"> </text:span>– biomedical, life sciences, allied health and pre-clinical sciences literature</text:p>
          </table:table-cell>
          <table:table-cell table:style-name="TableCell152">
            <text:p text:style-name="P153">NHS/HEI</text:p>
          </table:table-cell>
        </table:table-row>
        <table:table-row table:style-name="TableRow154">
          <table:table-cell table:style-name="TableCell155">
            <text:p text:style-name="P156"><text:a xlink:href="https://www.proquest.com/psycinfo?accountid=145347" office:target-frame-name="_top" xlink:show="replace"><text:span text:style-name="T157">PsycINFO</text:span></text:a><text:span text:style-name="T158"><text:s/></text:span>– psychological literature</text:p>
          </table:table-cell>
          <table:table-cell table:style-name="TableCell159">
            <text:p text:style-name="P160">NHS/HEI</text:p>
          </table:table-cell>
        </table:table-row>
        <table:table-row table:style-name="TableRow161">
          <table:table-cell table:style-name="TableCell162">
            <text:p text:style-name="P163"><text:a xlink:href="https://openathens.ovid.com/OAKeystone/deeplink?idpselect=https://idp.eng.nhs.uk/openathens&amp;entityID=https://idp.eng.nhs.uk/openathens&amp;T=JS&amp;NEWS=n&amp;CSC=Y&amp;PAGE=main&amp;D=sopp" office:target-frame-name="_top" xlink:show="replace"><text:span text:style-name="T164">Social Policy and Practice</text:span></text:a><text:span text:style-name="T165"> </text:span>– health and social care</text:p>
          </table:table-cell>
          <table:table-cell table:style-name="TableCell166">
            <text:p text:style-name="P167">NHS/HEI</text:p>
          </table:table-cell>
        </table:table-row>
        <table:table-row table:style-name="TableRow168">
          <table:table-cell table:style-name="TableCell169">
            <text:p text:style-name="Normal"/>
          </table:table-cell>
          <table:table-cell table:style-name="TableCell170">
            <text:p text:style-name="P171"/>
          </table:table-cell>
        </table:table-row>
        <text:soft-page-break/>
        <table:table-row table:style-name="TableRow172">
          <table:table-cell table:style-name="TableCell173">
            <text:h text:style-name="Heading2" text:outline-level="2">Electronic Journals</text:h>
          </table:table-cell>
          <table:table-cell table:style-name="TableCell174">
            <text:h text:style-name="P175" text:outline-level="2"/>
          </table:table-cell>
        </table:table-row>
        <table:table-row table:style-name="TableRow176">
          <table:table-cell table:style-name="TableCell177">
            <text:h text:style-name="Heading3" text:outline-level="3"><text:a xlink:href="https://browzine.com/libraries/2936/subjects" office:target-frame-name="_top" xlink:show="replace"><text:span text:style-name="Hyperlink">BrowZine Library – Find a Journal</text:span></text:a></text:h>
          </table:table-cell>
          <table:table-cell table:style-name="TableCell178">
            <text:h text:style-name="P179" text:outline-level="3">NHS/HEI</text:h>
          </table:table-cell>
        </table:table-row>
        <table:table-row table:style-name="TableRow180">
          <table:table-cell table:style-name="TableCell181">
            <text:p text:style-name="Normal">Collections include<text:s/><text:a xlink:href="https://library.hee.nhs.uk/resources/content-and-usage/core-content/core-content-ejournals#BMJ_Journals" office:target-frame-name="_top" xlink:show="replace"><text:span text:style-name="Hyperlink">BMJ Journals</text:span></text:a>,<text:s/><text:a xlink:href="http://search.proquest.com/healthresearch/shibboleth?accountid=146454" office:target-frame-name="_top" xlink:show="replace"><text:span text:style-name="Hyperlink">Health Research Premium</text:span></text:a><text:s/>and<text:s/><text:a xlink:href="https://www.apa.org/pubs/databases/psycarticles/coverage-list" office:target-frame-name="_top" xlink:show="replace"><text:span text:style-name="Hyperlink">PsycARTICLES</text:span></text:a><text:s/>from ProQuest and<text:s/><text:a xlink:href="https://www.ebscohost.com/titleLists/pbh-journals.xls" office:target-frame-name="_top" xlink:show="replace"><text:span text:style-name="Hyperlink">Psychology and Behavioral Sciences</text:span></text:a><text:s/>from EBSCO.<text:s/></text:p>
          </table:table-cell>
          <table:table-cell table:style-name="TableCell182">
            <text:p text:style-name="P183"><text:span text:style-name="T184">NHS/HEI</text:span></text:p>
          </table:table-cell>
        </table:table-row>
        <table:table-row table:style-name="TableRow185">
          <table:table-cell table:style-name="TableCell186">
            <text:p text:style-name="Normal"><text:span text:style-name="T187">There is also an<text:s/></text:span><text:span text:style-name="T188">archive collection of titles from the<text:s/></text:span><text:a xlink:href="https://library.hee.nhs.uk/resources/content-and-usage/core-content/core-content-ejournals#AMA" office:target-frame-name="_top" xlink:show="replace"><text:span text:style-name="T189">American Medical Association</text:span></text:a><text:span text:style-name="T190">.</text:span></text:p>
          </table:table-cell>
          <table:table-cell table:style-name="TableCell191">
            <text:p text:style-name="P192"><text:span text:style-name="T193">NHS/HEI</text:span></text:p>
          </table:table-cell>
        </table:table-row>
        <table:table-row table:style-name="TableRow194">
          <table:table-cell table:style-name="TableCell195">
            <text:p text:style-name="Normal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h text:style-name="Heading2" text:outline-level="2">Electronic Books</text:h>
          </table:table-cell>
          <table:table-cell table:style-name="TableCell200">
            <text:h text:style-name="P201" text:outline-level="2"/>
          </table:table-cell>
        </table:table-row>
        <table:table-row table:style-name="TableRow202">
          <table:table-cell table:style-name="TableCell203">
            <text:h text:style-name="Heading3" text:outline-level="3"><text:a xlink:href="https://go.openathens.net/redirector/nhs?url=https://oxfordmedicine.com/search" office:target-frame-name="_top" xlink:show="replace"><text:span text:style-name="Hyperlink">Oxford Medicine Online</text:span></text:a></text:h>
          </table:table-cell>
          <table:table-cell table:style-name="TableCell204">
            <text:h text:style-name="P205" text:outline-level="3"/>
          </table:table-cell>
        </table:table-row>
        <table:table-row table:style-name="TableRow206">
          <table:table-cell table:style-name="TableCell207">
            <text:p text:style-name="Normal">For Oxford Handbooks, Oxford Textbooks and Emergencies in series</text:p>
          </table:table-cell>
          <table:table-cell table:style-name="TableCell208">
            <text:p text:style-name="P209">NHS</text:p>
          </table:table-cell>
        </table:table-row>
        <table:table-row table:style-name="TableRow210">
          <table:table-cell table:style-name="TableCell211">
            <text:h text:style-name="Heading3" text:outline-level="3"><text:a xlink:href="https://app.kortext.com/Shibboleth.sso/Login?entityID=https://idp.eng.nhs.uk/openathens&amp;target=https://app.kortext.com/collections" office:target-frame-name="_top" xlink:show="replace"><text:span text:style-name="Hyperlink">Kortext eBook collections</text:span></text:a></text:h>
          </table:table-cell>
          <table:table-cell table:style-name="TableCell212">
            <text:h text:style-name="P213" text:outline-level="3">NHS</text:h>
          </table:table-cell>
        </table:table-row>
        <table:table-row table:style-name="TableRow214">
          <table:table-cell table:style-name="TableCell215">
            <text:p text:style-name="Normal">eBooks on a range of clinical and other subjects, including equality and diversity, and sustainability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h text:style-name="Heading3" text:outline-level="3"><text:a xlink:href="https://go.openathens.net/redirector/nhs?url=https%3A%2F%2Fonlinelibrary.wiley.com%2Fbrowse%2Fbook%2F10.1002%2F9781119870203%2Ftoc" office:target-frame-name="_top" xlink:show="replace"><text:span text:style-name="Hyperlink">Maudsley Prescribing Guidelines</text:span></text:a></text:h>
          </table:table-cell>
          <table:table-cell table:style-name="TableCell220">
            <text:h text:style-name="P221" text:outline-level="3">NHS</text:h>
          </table:table-cell>
        </table:table-row>
        <table:table-row table:style-name="TableRow222">
          <table:table-cell table:style-name="TableCell223">
            <text:p text:style-name="Normal">Prescribing guidelines for mental health practitioners</text:p>
          </table:table-cell>
          <table:table-cell table:style-name="TableCell224">
            <text:p text:style-name="P225"/>
          </table:table-cell>
        </table:table-row>
        <table:table-row table:style-name="TableRow226">
          <table:table-cell table:style-name="TableCell227">
            <text:p text:style-name="Normal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Normal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Normal">To access any of these electronic resources, you will need an OpenAthens account. <text:s/>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Normal">Self-register at<text:s/><text:a xlink:href="https://openathens.nice.org.uk/" office:target-frame-name="_top" xlink:show="replace"><text:span text:style-name="Hyperlink">https://openathens.nice.org.uk/</text:span></text:a></text:p>
          </table:table-cell>
          <table:table-cell table:style-name="TableCell240">
            <text:p text:style-name="P241"/>
          </table:table-cell>
        </table:table-row>
      </table:table>
      <text:p text:style-name="Normal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-asian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/>
      <style:text-properties style:font-name-asian="Times New Roman" fo:font-weight="bold" style:font-weight-asian="bold" fo:color="#000000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/>
      <style:text-properties style:font-name-asian="Times New Roman" fo:font-weight="bold" style:font-weight-asian="bold" style:font-size-complex="12pt" fo:hyphenate="false"/>
    </style:style>
    <style:style style:name="Normal" style:display-name="Normal" style:family="paragraph">
      <style:paragraph-properties fo:margin-top="0.0833in" fo:margin-bottom="0.0833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fo:color="#000000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fo:color="#000000" fo:font-size="14pt" style:font-size-asian="14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fo:font-weight="bold" style:font-weight-asian="bold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size-complex="12pt" style:language-asian="en" style:country-asian="GB" fo:hyphenate="false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hard Bridgen</meta:initial-creator>
    <dc:creator>Richard Bridgen</dc:creator>
    <meta:creation-date>2022-03-15T12:53:00Z</meta:creation-date>
    <dc:date>2022-03-15T12:53:00Z</dc:date>
    <meta:template xlink:href="Normal" xlink:type="simple"/>
    <meta:editing-cycles>2</meta:editing-cycles>
    <meta:editing-duration>PT60S</meta:editing-duration>
    <meta:user-defined meta:name="ContentTypeId">0x010100460370B48BBA144B9E44F1BB6CFC9339</meta:user-defined>
    <meta:document-statistic meta:page-count="3" meta:paragraph-count="11" meta:word-count="837" meta:character-count="5598" meta:row-count="39" meta:non-whitespace-character-count="4772"/>
  </office:meta>
</office:document-meta>
</file>